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1" style:parent-style-name="Graphics">
      <style:graphic-properties draw:fill="none" draw:stroke="none"/>
    </style:style>
  </office:automatic-styles>
  <office:body>
    <office:presentation>
      <draw:page draw:name="Slide1" draw:style-name="a335" draw:master-page-name="Master1-Layout1-title-Titeldia" presentation:presentation-page-layout-name="Master1-PPL1" draw:id="Slide-256">
        <draw:custom-shape svg:x="4.60322in" svg:y="0.8446in" svg:width="1.8699in" svg:height="0.80612in" draw:id="id63" draw:style-name="a338" draw:name="Rechthoek: afgeronde hoeken 8">
          <svg:title/>
          <svg:desc/>
          <text:p text:style-name="a337" text:class-names="" text:cond-style-name=""><text:span text:style-name="a336" text:class-names="">Chatbot naam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375in" svg:y="0.8446in" svg:width="1.59184in" svg:height="0.80612in" draw:id="id64" draw:style-name="a341" draw:name="Rechthoek: afgeronde hoeken 6">
          <svg:title/>
          <svg:desc/>
          <text:p text:style-name="a340" text:class-names="" text:cond-style-name=""><text:span text:style-name="a339" text:class-names="">Chatbot logo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09184in" svg:y="0in" svg:width="1.7449in" svg:height="0.72449in" draw:id="id65" draw:style-name="a344" draw:name="Rechthoek: afgeronde hoeken 4">
          <svg:title/>
          <svg:desc/>
          <text:p text:style-name="a343" text:class-names="" text:cond-style-name=""><text:span text:style-name="a342" text:class-names="">Home knop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375in" svg:y="1.65072in" svg:width="9.51042in" svg:height="5.3125in" draw:id="id66" draw:style-name="a347" draw:name="Rechthoek 5">
          <svg:title/>
          <svg:desc/>
          <text:p text:style-name="a346" text:class-names="" text:cond-style-name=""><text:span text:style-name="a345" text:class-names="">chat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348" draw:master-page-name="Master1-Layout1-title-Titeldia" presentation:presentation-page-layout-name="Master1-PPL1" draw:id="Slide-259">
        <draw:custom-shape svg:x="0in" svg:y="0in" svg:width="14.17204in" svg:height="7.62366in" draw:id="id67" draw:style-name="a351" draw:name="Rechthoek 5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9675in" svg:y="0.8446in" svg:width="1.8699in" svg:height="0.80612in" draw:id="id68" draw:style-name="a354" draw:name="Rechthoek: afgeronde hoeken 8">
          <svg:title/>
          <svg:desc/>
          <text:p text:style-name="a353" text:class-names="" text:cond-style-name=""><text:span text:style-name="a352" text:class-names="">Chatbot naam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09184in" svg:y="0in" svg:width="1.7449in" svg:height="0.72449in" draw:id="id69" draw:style-name="a357" draw:name="Rechthoek: afgeronde hoeken 4">
          <svg:title/>
          <svg:desc/>
          <text:p text:style-name="a356" text:class-names="" text:cond-style-name=""><text:span text:style-name="a355" text:class-names="">Home knop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375in" svg:y="1.65072in" svg:width="9.51042in" svg:height="5.3125in" draw:id="id70" draw:style-name="a360" draw:name="Rechthoek 5">
          <svg:title/>
          <svg:desc/>
          <text:p text:style-name="a359" text:class-names="" text:cond-style-name=""><text:span text:style-name="a358" text:class-names="">cha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draw:style-name="a361" draw:name="Afbeelding 7" svg:x="2.375in" svg:y="0.77669in" svg:width="1.59184in" svg:height="0.89245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3" draw:name="Tijdelijke aanduiding voor titel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 om stijl te bewerken</text:span></text:p>
        </draw:text-box>
        <svg:title/>
        <svg:desc/>
      </draw:frame>
      <draw:frame draw:id="id1" presentation:style-name="a19" draw:name="Tijdelijke aanduiding voor tekst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ken om de tekststijl van het model te bewerk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Tweed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Tijdelijke aanduiding voor datum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3-4-2023</text:date></text:span></text:p>
        </draw:text-box>
        <svg:title/>
        <svg:desc/>
      </draw:frame>
      <draw:frame draw:id="id3" presentation:style-name="a26" draw:name="Tijdelijke aanduiding voor voettekst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Tijdelijke aanduiding voor dianumm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Klik om stijl te bewerken</text:span></text:p>
        </draw:text-box>
        <svg:title/>
        <svg:desc/>
      </draw:frame>
      <draw:frame draw:id="id6" presentation:style-name="a36" draw:name="Ond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Klikken om de ondertitelstijl van het model te bewerken</text:span></text:p>
        </draw:text-box>
        <svg:title/>
        <svg:desc/>
      </draw:frame>
      <draw:frame draw:id="id7" presentation:style-name="a40" draw:name="Tijdelijke aanduiding voor datum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3-4-2023</text:date></text:span></text:p>
        </draw:text-box>
        <svg:title/>
        <svg:desc/>
      </draw:frame>
      <draw:frame draw:id="id8" presentation:style-name="a43" draw:name="Tijdelijke aanduiding voor voettekst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Tijdelijke aanduiding voor dianumm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Klik om stijl te bewerken</text:span></text:p>
        </draw:text-box>
        <svg:title/>
        <svg:desc/>
      </draw:frame>
      <draw:frame draw:id="id11" presentation:style-name="a66" draw:name="Tijdelijke aanduiding voor inhoud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Klikken om de tekststijl van het model te bewerk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Tweed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Tijdelijke aanduiding voor datum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3-4-2023</text:date></text:span></text:p>
        </draw:text-box>
        <svg:title/>
        <svg:desc/>
      </draw:frame>
      <draw:frame draw:id="id13" presentation:style-name="a73" draw:name="Tijdelijke aanduiding voor voettekst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Tijdelijke aanduiding voor dianumm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Klik om stijl te bewerken</text:span></text:p>
        </draw:text-box>
        <svg:title/>
        <svg:desc/>
      </draw:frame>
      <draw:frame draw:id="id16" presentation:style-name="a84" draw:name="Tijdelijke aanduiding voor tekst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88" draw:name="Tijdelijke aanduiding voor datum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3-4-2023</text:date></text:span></text:p>
        </draw:text-box>
        <svg:title/>
        <svg:desc/>
      </draw:frame>
      <draw:frame draw:id="id18" presentation:style-name="a91" draw:name="Tijdelijke aanduiding voor voettekst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Tijdelijke aanduiding voor dianumm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Klik om stijl te bewerken</text:span></text:p>
        </draw:text-box>
        <svg:title/>
        <svg:desc/>
      </draw:frame>
      <draw:frame draw:id="id21" presentation:style-name="a114" draw:name="Tijdelijke aanduiding voor inhoud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Klikken om de tekststijl van het model te bewerk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Tweed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Tijdelijke aanduiding voor inhoud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en om de tekststijl van het model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Tijdelijke aanduiding voor datum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3-4-2023</text:date></text:span></text:p>
        </draw:text-box>
        <svg:title/>
        <svg:desc/>
      </draw:frame>
      <draw:frame draw:id="id24" presentation:style-name="a137" draw:name="Tijdelijke aanduiding voor voettekst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Tijdelijke aanduiding voor dianumm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Klik om stijl te bewerken</text:span></text:p>
        </draw:text-box>
        <svg:title/>
        <svg:desc/>
      </draw:frame>
      <draw:frame draw:id="id27" presentation:style-name="a148" draw:name="Tijdelijke aanduiding voor tekst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64" draw:name="Tijdelijke aanduiding voor inhoud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kken om de tekststijl van het model te bewerk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Tweed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ijdelijke aanduiding voor tekst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84" draw:name="Tijdelijke aanduiding voor inhoud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Klikken om de tekststijl van het model te bewerk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Tweed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Tijdelijke aanduiding voor datum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3-4-2023</text:date></text:span></text:p>
        </draw:text-box>
        <svg:title/>
        <svg:desc/>
      </draw:frame>
      <draw:frame draw:id="id32" presentation:style-name="a191" draw:name="Tijdelijke aanduiding voor voettekst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Tijdelijke aanduiding voor dianumm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Klik om stijl te bewerken</text:span></text:p>
        </draw:text-box>
        <svg:title/>
        <svg:desc/>
      </draw:frame>
      <draw:frame draw:id="id35" presentation:style-name="a202" draw:name="Tijdelijke aanduiding voor datum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3-4-2023</text:date></text:span></text:p>
        </draw:text-box>
        <svg:title/>
        <svg:desc/>
      </draw:frame>
      <draw:frame draw:id="id36" presentation:style-name="a205" draw:name="Tijdelijke aanduiding voor voettekst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Tijdelijke aanduiding voor dianumm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09">
      <draw:frame draw:id="id38" presentation:style-name="a213" draw:name="Tijdelijke aanduiding voor datum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3-4-2023</text:date></text:span></text:p>
        </draw:text-box>
        <svg:title/>
        <svg:desc/>
      </draw:frame>
      <draw:frame draw:id="id39" presentation:style-name="a216" draw:name="Tijdelijke aanduiding voor voettekst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Tijdelijke aanduiding voor dianumm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Klik om stijl te bewerken</text:span></text:p>
        </draw:text-box>
        <svg:title/>
        <svg:desc/>
      </draw:frame>
      <draw:frame draw:id="id42" presentation:style-name="a239" draw:name="Tijdelijke aanduiding voor inhoud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Klikken om de tekststijl van het model te bewerk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Tweed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ijdelijke aanduiding voor tekst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47" draw:name="Tijdelijke aanduiding voor datum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3-4-2023</text:date></text:span></text:p>
        </draw:text-box>
        <svg:title/>
        <svg:desc/>
      </draw:frame>
      <draw:frame draw:id="id45" presentation:style-name="a250" draw:name="Tijdelijke aanduiding voor voettekst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Tijdelijke aanduiding voor dianumm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Klik om stijl te bewerken</text:span></text:p>
        </draw:text-box>
        <svg:title/>
        <svg:desc/>
      </draw:frame>
      <draw:frame draw:id="id48" presentation:style-name="a260" draw:name="Tijdelijke aanduiding voor afbeelding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ijdelijke aanduiding voor tekst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68" draw:name="Tijdelijke aanduiding voor datum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3-4-2023</text:date></text:span></text:p>
        </draw:text-box>
        <svg:title/>
        <svg:desc/>
      </draw:frame>
      <draw:frame draw:id="id51" presentation:style-name="a271" draw:name="Tijdelijke aanduiding voor voettekst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Tijdelijke aanduiding voor dianumm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Klik om stijl te bewerken</text:span></text:p>
        </draw:text-box>
        <svg:title/>
        <svg:desc/>
      </draw:frame>
      <draw:frame draw:id="id54" presentation:style-name="a294" draw:name="Tijdelijke aanduiding voor verticale tekst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Klikken om de tekststijl van het model te bewerk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Tweed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Tijdelijke aanduiding voor datum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3-4-2023</text:date></text:span></text:p>
        </draw:text-box>
        <svg:title/>
        <svg:desc/>
      </draw:frame>
      <draw:frame draw:id="id56" presentation:style-name="a301" draw:name="Tijdelijke aanduiding voor voettekst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Tijdelijke aanduiding voor dianumm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05">
      <draw:frame draw:id="id58" presentation:style-name="a308" draw:name="Verticale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Klik om stijl te bewerken</text:span></text:p>
        </draw:text-box>
        <svg:title/>
        <svg:desc/>
      </draw:frame>
      <draw:frame draw:id="id59" presentation:style-name="a324" draw:name="Tijdelijke aanduiding voor verticale tekst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ken om de tekststijl van het model te bewerk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Tweed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Tijdelijke aanduiding voor datum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3-4-2023</text:date></text:span></text:p>
        </draw:text-box>
        <svg:title/>
        <svg:desc/>
      </draw:frame>
      <draw:frame draw:id="id61" presentation:style-name="a331" draw:name="Tijdelijke aanduiding voor voettekst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Tijdelijke aanduiding voor dianumm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esentatie</dc:title>
    <meta:initial-creator>David Aalderink</meta:initial-creator>
    <dc:creator>David Aalderink</dc:creator>
    <meta:creation-date>2023-04-11T07:01:00Z</meta:creation-date>
    <dc:date>2023-04-13T06:51:15Z</dc:date>
    <meta:editing-cycles>1</meta:editing-cycles>
    <meta:editing-duration>PT904S</meta:editing-duration>
    <meta:document-statistic meta:paragraph-count="7" meta:word-count="12"/>
  </office:meta>
</office:document-meta>
</file>